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64,515,038,268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64,233,966,861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57,236,652,490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53,274,304,222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57,236,013,086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57,531,233,350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51,264,390,116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47,962,439,303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40,284,481,651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31,660,911,277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30,366,213,119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3,410,572,634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9,579,457,966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7,362,857,683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3,686,329,890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2,045,631,092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3,606,494,599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0,898,788,416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2,823,255,801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3,983,945,190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5,385,928,188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3,969,823,010.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0,515,543,039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5:38:06.334126739</dc:date>
    <meta:editing-duration>PT7H29M52S</meta:editing-duration>
    <meta:editing-cycles>182</meta:editing-cycles>
    <meta:generator>LibreOffice/7.2.6.2$Linux_X86_64 LibreOffice_project/20$Build-2</meta:generator>
    <meta:document-statistic meta:table-count="1" meta:cell-count="48" meta:object-count="0"/>
  </office:meta>
</office:document-meta>
</file>